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af0f" officeooo:paragraph-rsid="001eaf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Nonky</text:p>
      <text:p text:style-name="P1">Email: <text:a xlink:type="simple" xlink:href="mailto:nonky.ramzy@gmail.com" text:style-name="Internet_20_link" text:visited-style-name="Visited_20_Internet_20_Link">nonky.ramzy@gmail.com</text:a></text:p>
      <text:p text:style-name="P1">Project: Quantum Electronics</text:p>
      <text:p text:style-name="P1">Course aims: how to cod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20:00:47.239728422</meta:creation-date>
    <dc:date>2016-04-14T20:11:31.787131224</dc:date>
    <meta:editing-duration>PT10M44S</meta:editing-duration>
    <meta:editing-cycles>1</meta:editing-cycles>
    <meta:document-statistic meta:table-count="0" meta:image-count="0" meta:object-count="0" meta:page-count="1" meta:paragraph-count="4" meta:word-count="12" meta:character-count="92" meta:non-whitespace-character-count="83"/>
    <meta:generator>LibreOffice/5.0.2.2$Linux_X86_64 LibreOffice_project/00m0$Build-2</meta:generator>
  </office:meta>
</office:document-meta>
</file>